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ans-serif"/>
    <style:font-face style:name="Graphik Webfont" svg:font-family="'Graphik Webfont', apple-system, BlinkMacSystemFont, Roboto, 'Droid Sans', 'Segoe UI', Helvetica, Arial, sans-serif"/>
    <style:font-face style:name="wf segoe-ui normal" svg:font-family="'wf segoe-ui normal', 'Segoe UI', 'Segoe WP', Tahoma, Arial, sans-serif, serif, EmojiFont"/>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text-properties fo:font-variant="normal" fo:text-transform="none" fo:color="#000000" style:font-name="Calibri1" fo:font-size="12pt" fo:letter-spacing="normal" fo:font-style="normal" fo:font-weight="normal" style:font-size-asian="12pt" style:font-size-complex="12pt"/>
    </style:style>
    <style:style style:name="P2"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Calibri1" fo:font-size="12pt" fo:letter-spacing="normal" fo:font-style="normal" fo:font-weight="normal" style:font-size-asian="12pt" style:font-size-complex="12pt"/>
    </style:style>
    <style:style style:name="P3" style:family="paragraph" style:parent-style-name="Standard">
      <style:paragraph-properties fo:margin-left="0cm" fo:margin-right="0cm" fo:orphans="2" fo:widows="2" fo:text-indent="0cm" style:auto-text-indent="false"/>
      <style:text-properties fo:font-variant="normal" fo:text-transform="none" fo:color="#000000" style:font-name="Calibri1" fo:font-size="12pt" fo:letter-spacing="normal" style:font-size-asian="12pt" style:font-size-complex="12pt"/>
    </style:style>
    <style:style style:name="P4" style:family="paragraph" style:parent-style-name="Standard">
      <style:paragraph-properties fo:margin-left="0cm" fo:margin-right="0cm" fo:text-align="start" style:justify-single-word="false" fo:orphans="2" fo:widows="2" fo:text-indent="0cm" style:auto-text-indent="false"/>
      <style:text-properties style:font-name="Calibri1" fo:font-size="12pt" style:font-size-asian="12pt" style:font-size-complex="12pt"/>
    </style:style>
    <style:style style:name="T1" style:family="text">
      <style:text-properties fo:font-variant="normal" fo:text-transform="none" fo:color="#000000" fo:letter-spacing="normal" fo:font-style="normal" fo:font-weight="normal"/>
    </style:style>
    <style:style style:name="T2" style:family="text">
      <style:text-properties fo:font-variant="normal" fo:text-transform="none"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tudio Tess is een kledingbedrijf uit Leeuwarden dat zich specialiseert in leer en duurzame, handgemaakte kleding.</text:p>
      <text:p text:style-name="P3"/>
      <text:p text:style-name="P1">Tessa Hamstra bezat vanaf jonge leeftijd affiniteit met tekenen en het creëren van ideeën op papier. Door het bedenken van kledingstukken op mannequins ontwikkelde zich al vroeg een passie voor kunst en mode. Ze wilde dit combineren met een wens om goed voor de wereld te zorgen.</text:p>
      <text:p text:style-name="P1">Tessa studeerde in 2015 af aan de opleiding mode- en maatkledingspecialist. In 2016 opende ze vervolgens haar eigen shop en begon ze een kledinglabel.</text:p>
      <text:p text:style-name="P3"/>
      <text:p text:style-name="P1">Klimaatverandering is een onderwerp dat haar erg bezighoud. In haar eigen kledingstukken verwerkt ze daarom gerecycled materiaal. Daarnaast gunt ze oude kledingstukken een nieuw leven. Voorbeelden hiervan zijn het beschilderen van oude leren jassen en het hergebruiken van delen van kleding, om er weer één nieuw kledingstuk van te maken.</text:p>
      <text:p text:style-name="P3"/>
      <text:p text:style-name="P3"/>
      <text:p text:style-name="P1">Duurzame Mode.</text:p>
      <text:p text:style-name="P4"><text:span text:style-name="T1"/></text:p>
      <text:p text:style-name="P4"><text:span text:style-name="T1"/></text:p>
      <text:p text:style-name="P4"><text:span text:style-name="T1"/></text:p>
      <text:p text:style-name="P4"><text:span text:style-name="T1">Accessoires</text:span></text:p>
      <text:p text:style-name="P4"><text:span text:style-name="T1">Alle accessoires zijn gemaakt van gerecycled leer. Doordat ze van zacht leer gemaakt zijn vormen de ringen en armbanden perfect met de vorm van jouw vinger of arm mee. Verkrijgbaar in verschillende maten. </text:span></text:p>
      <text:p text:style-name="P4"><text:span text:style-name="T1"/></text:p>
      <text:p text:style-name="P4"><text:span text:style-name="T1">Etuis</text:span></text:p>
      <text:p text:style-name="P4"><text:span text:style-name="T1">Alle etuis zijn gemaakt van gerycled leer of skai leer. Doordat ze een strakke look hebben zullen ze perfect passen bij de man die een zakelijke look heeft. De etuis kunnen gepersonaliseerd worden.</text:span></text:p>
      <text:p text:style-name="P4"><text:span text:style-name="T1"/></text:p>
      <text:p text:style-name="P4"><text:span text:style-name="T1">Gerecycled kleding</text:span></text:p>
      <text:p text:style-name="P4"><text:span text:style-name="T1">Omdat veel goede kleding snel wordt weggegooid geven we kleding een nieuw leven door ze te “upyclen”. Denk hierbij aan custom (gepersonaliseerde) handgeschilderingen, het hergebruiken van delen van kleding en daar weer één kledingstuk van te maken, leren jassen opnieuw verzorgen. </text:span></text:p>
      <text:p text:style-name="P4"><text:span text:style-name="T1"/></text:p>
      <text:p text:style-name="P4"><text:span text:style-name="T1">Bralettes</text:span></text:p>
      <text:p text:style-name="P4"><text:span text:style-name="T1">Alle bralettes zijn gemaakt van rest materiaal en zijn verkrijgbaar in maten XS t/m L. Dit zijn de enige bralettes die er ooit gemaakt zijn, het zijn unieke stukken. </text:span></text:p>
      <text:p text:style-name="P4"><text:span text:style-name="T1"/></text:p>
      <text:p text:style-name="P4"><text:span text:style-name="T1"/></text:p>
      <text:p text:style-name="P4"><text:span text:style-name="T1"/></text:p>
      <text:p text:style-name="P4"><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ans-serif"/>
    <style:font-face style:name="Graphik Webfont" svg:font-family="'Graphik Webfont', apple-system, BlinkMacSystemFont, Roboto, 'Droid Sans', 'Segoe UI', Helvetica, Arial, sans-serif"/>
    <style:font-face style:name="wf segoe-ui normal" svg:font-family="'wf segoe-ui normal', 'Segoe UI', 'Segoe WP', Tahoma, Arial, sans-serif, serif, EmojiFont"/>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2-22T12:18:13.30</meta:creation-date>
    <meta:document-statistic meta:table-count="0" meta:image-count="0" meta:object-count="0" meta:page-count="1" meta:paragraph-count="13" meta:word-count="280" meta:character-count="1787"/>
    <dc:date>2017-12-22T13:54:16.62</dc:date>
    <meta:editing-duration>PT8S</meta:editing-duration>
    <meta:editing-cycles>1</meta:editing-cycles>
    <meta:generator>OpenOffice/4.1.3$Win32 OpenOffice.org_project/413m1$Build-9783</meta:generator>
  </office:meta>
</office:document-meta>
</file>